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7.3pt"/>
    </style:style>
    <style:style style:name="co3" style:family="table-column">
      <style:table-column-properties fo:break-before="auto" style:column-width="112.14pt"/>
    </style:style>
    <style:style style:name="co4" style:family="table-column">
      <style:table-column-properties fo:break-before="auto" style:column-width="108.06pt"/>
    </style:style>
    <style:style style:name="co5" style:family="table-column">
      <style:table-column-properties fo:break-before="auto" style:column-width="19.5pt"/>
    </style:style>
    <style:style style:name="co6" style:family="table-column">
      <style:table-column-properties fo:break-before="auto" style:column-width="43.46pt"/>
    </style:style>
    <style:style style:name="co7" style:family="table-column">
      <style:table-column-properties fo:break-before="auto" style:column-width="24.89pt"/>
    </style:style>
    <style:style style:name="co8" style:family="table-column">
      <style:table-column-properties fo:break-before="auto" style:column-width="70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/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L7C2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ood Type</text:p>
          </table:table-cell>
          <table:table-cell table:style-name="ce1" office:value-type="string" calcext:value-type="string">
            <text:p>Present</text:p>
          </table:table-cell>
          <table:table-cell table:style-name="ce1" office:value-type="string" calcext:value-type="string">
            <text:p>Not Present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Organic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Conventional</text:p>
          </table:table-cell>
          <table:table-cell table:style-name="ce3" office:value-type="float" office:value="19485" calcext:value-type="float">
            <text:p>19485</text:p>
          </table:table-cell>
          <table:table-cell table:style-name="ce3" office:value-type="float" office:value="7086" calcext:value-type="float">
            <text:p>7086</text:p>
          </table:table-cell>
          <table:table-cell table:style-name="ce3" office:value-type="float" office:value="26571" calcext:value-type="float">
            <text:p>2657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3" office:value-type="float" office:value="19514" calcext:value-type="float">
            <text:p>19514</text:p>
          </table:table-cell>
          <table:table-cell table:style-name="ce3" office:value-type="float" office:value="7184" calcext:value-type="float">
            <text:p>7184</text:p>
          </table:table-cell>
          <table:table-cell table:style-name="ce3" office:value-type="float" office:value="26698" calcext:value-type="float">
            <text:p>26698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Suppose you go to the market and pick a piece of fruit at random from the display. Estimate the probability that it has pesticide residues. 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4" table:formula="of:=[.B4]/[.D4]" office:value-type="float" office:value="0.730916173496142" calcext:value-type="float">
            <text:p>0.73091617349614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ow estimate the probability of randomly selecting a piece of fruit that was conventionally grown and does not have pesticide residues. </text:p>
          </table:table-cell>
          <table:table-cell table:number-columns-repeated="3"/>
        </table:table-row>
        <table:table-row table:style-name="ro1">
          <table:table-cell table:style-name="Default"/>
          <table:table-cell table:formula="of:=[.C3]/[.D3]" office:value-type="float" office:value="0.266681720672914" calcext:value-type="float">
            <text:p>0.26668172067291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f you go to the organic section of the market and randomly choose a piece of fruit, what is the probability that it does not contain residues?</text:p>
          </table:table-cell>
          <table:table-cell table:number-columns-repeated="3"/>
        </table:table-row>
        <table:table-row table:style-name="ro1">
          <table:table-cell table:style-name="Default"/>
          <table:table-cell table:formula="of:=[.C2]/[.D2]" office:value-type="float" office:value="0.771653543307087" calcext:value-type="float">
            <text:p>0.771653543307087</text:p>
          </table:table-cell>
          <table:table-cell table:number-columns-repeated="2"/>
        </table:table-row>
      </table:table>
      <table:table table:name="L7C3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est Accuracy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Number taking t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o incorrect is the complement of at least one incorrect</text:p>
          </table:table-cell>
          <table:table-cell/>
        </table:table-row>
        <table:table-row table:style-name="ro1">
          <table:table-cell office:value-type="string" calcext:value-type="string">
            <text:p>All correct is</text:p>
          </table:table-cell>
          <table:table-cell office:value-type="string" calcext:value-type="string">
            <text:p>0.99 to 30 power</text:p>
          </table:table-cell>
        </table:table-row>
        <table:table-row table:style-name="ro1">
          <table:table-cell/>
          <table:table-cell table:formula="of:=[.B1]^[.B2]" office:value-type="float" office:value="0.73970037338828" calcext:value-type="float">
            <text:p>0.73970037338828</text:p>
          </table:table-cell>
        </table:table-row>
        <table:table-row table:style-name="ro1">
          <table:table-cell office:value-type="string" calcext:value-type="string">
            <text:p>At least one not correct is</text:p>
          </table:table-cell>
          <table:table-cell table:formula="of:=1-[.B6]" office:value-type="float" office:value="0.26029962661172" calcext:value-type="float">
            <text:p>0.26029962661172</text:p>
          </table:table-cell>
        </table:table-row>
      </table:table>
      <table:table table:name="L7C4" table:style-name="ta1"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Face Valu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&amp;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0.24" calcext:value-type="float">
            <text:p>0.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own</text:p>
          </table:table-cell>
          <table:table-cell office:value-type="float" office:value="0.14" calcext:value-type="float">
            <text:p>0.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0.16" calcext:value-type="float">
            <text:p>0.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0.2" calcext:value-type="float">
            <text:p>0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0.13" calcext:value-type="float">
            <text:p>0.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0.14" calcext:value-type="float">
            <text:p>0.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</text:p>
          </table:table-cell>
          <table:table-cell table:style-name="ce6" table:formula="of:=SUM([.B10:.B15])" office:value-type="float" office:value="1.01" calcext:value-type="float">
            <text:p>1.0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lue or Green</text:p>
          </table:table-cell>
          <table:table-cell table:formula="of:=[.B10]+[.B12]"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d or brown or orange</text:p>
          </table:table-cell>
          <table:table-cell table:formula="of:=[.B14]+[.B11]+[.B13]" office:value-type="float" office:value="0.47" calcext:value-type="float">
            <text:p>0.47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hicken Contamination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campylobacter </text:p>
          </table:table-cell>
          <table:table-cell office:value-type="float" office:value="0.62" calcext:value-type="float">
            <text:p>0.62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almonella </text:p>
          </table:table-cell>
          <table:table-cell office:value-type="float" office:value="0.14" calcext:value-type="float">
            <text:p>0.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th</text:p>
          </table:table-cell>
          <table:table-cell office:value-type="float" office:value="0.09" calcext:value-type="float">
            <text:p>0.0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If we select a broiler chicken at random, what's the probability of getting one contaminated with either bacteria? </text:p>
          </table:table-cell>
          <table:table-cell table:number-columns-repeated="6"/>
        </table:table-row>
        <table:table-row table:style-name="ro1">
          <table:table-cell/>
          <table:table-cell table:formula="of:=[.B23]+[.B24]-[.B25]" office:value-type="float" office:value="0.67" calcext:value-type="float">
            <text:p>0.67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What's the probability of getting a chicken that's not contaminated with either bacteria? </text:p>
          </table:table-cell>
          <table:table-cell table:number-columns-repeated="6"/>
        </table:table-row>
        <table:table-row table:style-name="ro1">
          <table:table-cell/>
          <table:table-cell table:formula="of:=1-[.B28]" office:value-type="float" office:value="0.33" calcext:value-type="float">
            <text:p>0.33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uppose you know a sampled chicken is contaminated with salmonella. What's the probability it's also contaminated with campylobacter? </text:p>
          </table:table-cell>
          <table:table-cell table:number-columns-repeated="6"/>
        </table:table-row>
        <table:table-row table:style-name="ro1">
          <table:table-cell/>
          <table:table-cell table:formula="of:=[.B25]/[.B24]" office:value-type="float" office:value="0.642857142857143" calcext:value-type="float">
            <text:p>0.64285714285714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Accident Outcome</text:p>
            <text:p>Wore Seat Belt</text:p>
          </table:table-cell>
          <table:table-cell table:style-name="ce1" office:value-type="string" calcext:value-type="string">
            <text:p>Survived</text:p>
          </table:table-cell>
          <table:table-cell table:style-name="ce1" office:value-type="string" calcext:value-type="string">
            <text:p>Died</text:p>
          </table:table-cell>
          <table:table-cell table:style-name="ce1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Yes</text:p>
          </table:table-cell>
          <table:table-cell table:style-name="ce3" office:value-type="float" office:value="412368" calcext:value-type="float">
            <text:p>412368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412878" calcext:value-type="float">
            <text:p>41287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style-name="ce3" office:value-type="float" office:value="162527" calcext:value-type="float">
            <text:p>162527</text:p>
          </table:table-cell>
          <table:table-cell table:style-name="ce3" office:value-type="float" office:value="1601" calcext:value-type="float">
            <text:p>1601</text:p>
          </table:table-cell>
          <table:table-cell table:style-name="ce3" office:value-type="float" office:value="164128" calcext:value-type="float">
            <text:p>16412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3" office:value-type="float" office:value="574895" calcext:value-type="float">
            <text:p>574895</text:p>
          </table:table-cell>
          <table:table-cell table:style-name="ce3" office:value-type="float" office:value="2111" calcext:value-type="float">
            <text:p>2111</text:p>
          </table:table-cell>
          <table:table-cell table:style-name="ce3" office:value-type="float" office:value="577006" calcext:value-type="float">
            <text:p>57700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estimate the probability that an individual died given that he or she wore a seat belt </text:p>
          </table:table-cell>
          <table:table-cell table:number-columns-repeated="6"/>
        </table:table-row>
        <table:table-row table:style-name="ro1">
          <table:table-cell/>
          <table:table-cell table:formula="of:=[.C35]/[.D35]" office:value-type="float" office:value="0.00123523171493758" calcext:value-type="float">
            <text:p>0.00123523171493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estimate the probability that an individual died given that he or she wore a seat belt and then given that he or she didn't wear a seat belt </text:p>
          </table:table-cell>
          <table:table-cell table:number-columns-repeated="6"/>
        </table:table-row>
        <table:table-row table:style-name="ro1">
          <table:table-cell/>
          <table:table-cell table:formula="of:=[.C36]/[.D36]" office:value-type="float" office:value="0.00975458178982258" calcext:value-type="float">
            <text:p>0.009754581789823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How do they really compare? </text:p>
          </table:table-cell>
          <table:table-cell table:number-columns-repeated="6"/>
        </table:table-row>
        <table:table-row table:style-name="ro1">
          <table:table-cell/>
          <table:table-cell table:formula="of:=[.B42]/[.B40]" office:value-type="float" office:value="7.89696513768307" calcext:value-type="float">
            <text:p>7.89696513768307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What's the probability of winning the lottery? 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you select five numbers from 1 to 59 and then select one Powerball number from 1 to 35. 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1 chance in 175 million. </text:p>
          </table:table-cell>
          <table:table-cell table:number-columns-repeated="5"/>
        </table:table-row>
      </table:table>
      <table:table table:name="L7A" table:style-name="ta1">
        <table:table-column table:style-name="co4" table:default-cell-style-name="ce3"/>
        <table:table-column table:style-name="co5" table:number-columns-repeated="6" table:default-cell-style-name="ce3"/>
        <table:table-column table:style-name="co1" table:default-cell-style-name="ce3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Draw Date</text:p>
          </table:table-cell>
          <table:table-cell table:number-columns-repeated="5" table:style-name="ce5" office:value-type="string" calcext:value-type="string">
            <text:p> </text:p>
          </table:table-cell>
          <table:table-cell table:style-name="ce1" office:value-type="string" calcext:value-type="string">
            <text:p>Powerball</text:p>
          </table:table-cell>
          <table:table-cell table:style-name="ce1" office:value-type="string" calcext:value-type="string">
            <text:p>Power Play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Wed, Nov 07, 2018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X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$B$2:.$G$1538];[.J2])"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Sat, Nov 03, 2018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X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$B$2:.$G$1538];[.J3])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Wed, Oct 31, 2018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X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$B$2:.$G$1538];[.J4]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Sat, Oct 27, 201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X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$B$2:.$G$1538];[.J5])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Wed, Oct 24, 2018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X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$B$2:.$G$1538];[.J6])"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Sat, Oct 20, 2018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X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$B$2:.$G$1538];[.J7])"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Wed, Oct 17, 2018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X</text:p>
          </table:table-cell>
          <table:table-cell/>
          <table:table-cell office:value-type="float" office:value="7" calcext:value-type="float">
            <text:p>7</text:p>
          </table:table-cell>
          <table:table-cell table:formula="of:=COUNTIF([.$B$2:.$G$1538];[.J8])"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at, Oct 13, 2018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X</text:p>
          </table:table-cell>
          <table:table-cell/>
          <table:table-cell office:value-type="float" office:value="8" calcext:value-type="float">
            <text:p>8</text:p>
          </table:table-cell>
          <table:table-cell table:formula="of:=COUNTIF([.$B$2:.$G$1538];[.J9])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Wed, Oct 10, 2018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X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$B$2:.$G$1538];[.J10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Sat, Oct 06, 2018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X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UNTIF([.$B$2:.$G$1538];[.J11])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Wed, Oct 03, 2018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X</text:p>
          </table:table-cell>
          <table:table-cell/>
          <table:table-cell office:value-type="float" office:value="11" calcext:value-type="float">
            <text:p>11</text:p>
          </table:table-cell>
          <table:table-cell table:formula="of:=COUNTIF([.$B$2:.$G$1538];[.J12])"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Sat, Sep 29, 201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X</text:p>
          </table:table-cell>
          <table:table-cell/>
          <table:table-cell office:value-type="float" office:value="12" calcext:value-type="float">
            <text:p>12</text:p>
          </table:table-cell>
          <table:table-cell table:formula="of:=COUNTIF([.$B$2:.$G$1538];[.J13])"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Wed, Sep 26, 20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X</text:p>
          </table:table-cell>
          <table:table-cell/>
          <table:table-cell office:value-type="float" office:value="13" calcext:value-type="float">
            <text:p>13</text:p>
          </table:table-cell>
          <table:table-cell table:formula="of:=COUNTIF([.$B$2:.$G$1538];[.J14])"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Sat, Sep 22, 2018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X</text:p>
          </table:table-cell>
          <table:table-cell/>
          <table:table-cell office:value-type="float" office:value="14" calcext:value-type="float">
            <text:p>14</text:p>
          </table:table-cell>
          <table:table-cell table:formula="of:=COUNTIF([.$B$2:.$G$1538];[.J15])"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Wed, Sep 19, 201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X</text:p>
          </table:table-cell>
          <table:table-cell/>
          <table:table-cell office:value-type="float" office:value="15" calcext:value-type="float">
            <text:p>15</text:p>
          </table:table-cell>
          <table:table-cell table:formula="of:=COUNTIF([.$B$2:.$G$1538];[.J16])"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Sat, Sep 15, 20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X</text:p>
          </table:table-cell>
          <table:table-cell/>
          <table:table-cell office:value-type="float" office:value="16" calcext:value-type="float">
            <text:p>16</text:p>
          </table:table-cell>
          <table:table-cell table:formula="of:=COUNTIF([.$B$2:.$G$1538];[.J1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Wed, Sep 12, 2018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X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UNTIF([.$B$2:.$G$1538];[.J18])"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Sat, Sep 08, 201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X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UNTIF([.$B$2:.$G$1538];[.J19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Wed, Sep 05, 201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X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UNTIF([.$B$2:.$G$1538];[.J20])"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Sat, Sep 01, 2018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X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UNTIF([.$B$2:.$G$1538];[.J21])"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Wed, Aug 29, 2018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X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UNTIF([.$B$2:.$G$1538];[.J22])"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Sat, Aug 25, 201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X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UNTIF([.$B$2:.$G$1538];[.J23])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Wed, Aug 22, 2018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X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UNTIF([.$B$2:.$G$1538];[.J24])"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Sat, Aug 18, 2018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X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UNTIF([.$B$2:.$G$1538];[.J25])"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Wed, Aug 15, 2018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X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UNTIF([.$B$2:.$G$1538];[.J26])"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Sat, Aug 11, 2018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X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UNTIF([.$B$2:.$G$1538];[.J27])"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Wed, Aug 08, 2018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X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UNTIF([.$B$2:.$G$1538];[.J28])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Sat, Aug 04, 2018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X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UNTIF([.$B$2:.$G$1538];[.J29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Wed, Aug 01, 2018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X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UNTIF([.$B$2:.$G$1538];[.J30])"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Sat, Jul 28, 2018</text:p>
          </table:table-cell>
          <table:table-cell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X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UNTIF([.$B$2:.$G$1538];[.J31])"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Wed, Jul 25, 2018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X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UNTIF([.$B$2:.$G$1538];[.J32])"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Sat, Jul 21, 2018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UNTIF([.$B$2:.$G$1538];[.J33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Wed, Jul 18, 201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X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UNTIF([.$B$2:.$G$1538];[.J34])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Sat, Jul 14, 2018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X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UNTIF([.$B$2:.$G$1538];[.J35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Wed, Jul 11, 201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X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UNTIF([.$B$2:.$G$1538];[.J36]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Sat, Jul 07, 201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X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UNTIF([.$B$2:.$G$1538];[.J37])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Wed, Jul 04, 2018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X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UNTIF([.$B$2:.$G$1538];[.J38])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Sat, Jun 30, 20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X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UNTIF([.$B$2:.$G$1538];[.J39])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Wed, Jun 27, 2018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X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UNTIF([.$B$2:.$G$1538];[.J40])"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Sat, Jun 23, 2018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X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UNTIF([.$B$2:.$G$1538];[.J41])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Wed, Jun 20, 2018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X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UNTIF([.$B$2:.$G$1538];[.J42])"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Sat, Jun 16, 2018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X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UNTIF([.$B$2:.$G$1538];[.J43])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Wed, Jun 13, 2018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UNTIF([.$B$2:.$G$1538];[.J44]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Sat, Jun 09, 2018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X</text:p>
          </table:table-cell>
          <table:table-cell/>
          <table:table-cell office:value-type="float" office:value="44" calcext:value-type="float">
            <text:p>44</text:p>
          </table:table-cell>
          <table:table-cell table:formula="of:=COUNTIF([.$B$2:.$G$1538];[.J45]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Wed, Jun 06, 2018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X</text:p>
          </table:table-cell>
          <table:table-cell/>
          <table:table-cell office:value-type="float" office:value="45" calcext:value-type="float">
            <text:p>45</text:p>
          </table:table-cell>
          <table:table-cell table:formula="of:=COUNTIF([.$B$2:.$G$1538];[.J46])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Sat, Jun 02, 201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X</text:p>
          </table:table-cell>
          <table:table-cell/>
          <table:table-cell office:value-type="float" office:value="46" calcext:value-type="float">
            <text:p>46</text:p>
          </table:table-cell>
          <table:table-cell table:formula="of:=COUNTIF([.$B$2:.$G$1538];[.J47]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Wed, May 30, 2018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X</text:p>
          </table:table-cell>
          <table:table-cell/>
          <table:table-cell office:value-type="float" office:value="47" calcext:value-type="float">
            <text:p>47</text:p>
          </table:table-cell>
          <table:table-cell table:formula="of:=COUNTIF([.$B$2:.$G$1538];[.J48])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Sat, May 26, 2018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X</text:p>
          </table:table-cell>
          <table:table-cell/>
          <table:table-cell office:value-type="float" office:value="48" calcext:value-type="float">
            <text:p>48</text:p>
          </table:table-cell>
          <table:table-cell table:formula="of:=COUNTIF([.$B$2:.$G$1538];[.J49]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Wed, May 23, 2018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X</text:p>
          </table:table-cell>
          <table:table-cell/>
          <table:table-cell office:value-type="float" office:value="49" calcext:value-type="float">
            <text:p>49</text:p>
          </table:table-cell>
          <table:table-cell table:formula="of:=COUNTIF([.$B$2:.$G$1538];[.J50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Sat, May 19, 2018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X</text:p>
          </table:table-cell>
          <table:table-cell/>
          <table:table-cell office:value-type="float" office:value="50" calcext:value-type="float">
            <text:p>50</text:p>
          </table:table-cell>
          <table:table-cell table:formula="of:=COUNTIF([.$B$2:.$G$1538];[.J51])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Wed, May 16, 201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X</text:p>
          </table:table-cell>
          <table:table-cell/>
          <table:table-cell office:value-type="float" office:value="51" calcext:value-type="float">
            <text:p>51</text:p>
          </table:table-cell>
          <table:table-cell table:formula="of:=COUNTIF([.$B$2:.$G$1538];[.J52]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Sat, May 12, 201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X</text:p>
          </table:table-cell>
          <table:table-cell/>
          <table:table-cell office:value-type="float" office:value="52" calcext:value-type="float">
            <text:p>52</text:p>
          </table:table-cell>
          <table:table-cell table:formula="of:=COUNTIF([.$B$2:.$G$1538];[.J53])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Wed, May 09, 2018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X</text:p>
          </table:table-cell>
          <table:table-cell/>
          <table:table-cell office:value-type="float" office:value="53" calcext:value-type="float">
            <text:p>53</text:p>
          </table:table-cell>
          <table:table-cell table:formula="of:=COUNTIF([.$B$2:.$G$1538];[.J54]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at, May 05, 201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X</text:p>
          </table:table-cell>
          <table:table-cell/>
          <table:table-cell office:value-type="float" office:value="54" calcext:value-type="float">
            <text:p>54</text:p>
          </table:table-cell>
          <table:table-cell table:formula="of:=COUNTIF([.$B$2:.$G$1538];[.J55])"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Wed, May 02, 2018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X</text:p>
          </table:table-cell>
          <table:table-cell/>
          <table:table-cell office:value-type="float" office:value="55" calcext:value-type="float">
            <text:p>55</text:p>
          </table:table-cell>
          <table:table-cell table:formula="of:=COUNTIF([.$B$2:.$G$1538];[.J56]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Sat, Apr 28, 2018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X</text:p>
          </table:table-cell>
          <table:table-cell/>
          <table:table-cell office:value-type="float" office:value="56" calcext:value-type="float">
            <text:p>56</text:p>
          </table:table-cell>
          <table:table-cell table:formula="of:=COUNTIF([.$B$2:.$G$1538];[.J57]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Wed, Apr 25, 201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X</text:p>
          </table:table-cell>
          <table:table-cell/>
          <table:table-cell office:value-type="float" office:value="57" calcext:value-type="float">
            <text:p>57</text:p>
          </table:table-cell>
          <table:table-cell table:formula="of:=COUNTIF([.$B$2:.$G$1538];[.J58]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Sat, Apr 21, 2018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X</text:p>
          </table:table-cell>
          <table:table-cell/>
          <table:table-cell office:value-type="float" office:value="58" calcext:value-type="float">
            <text:p>58</text:p>
          </table:table-cell>
          <table:table-cell table:formula="of:=COUNTIF([.$B$2:.$G$1538];[.J59]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Wed, Apr 18, 201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X</text:p>
          </table:table-cell>
          <table:table-cell/>
          <table:table-cell office:value-type="float" office:value="59" calcext:value-type="float">
            <text:p>59</text:p>
          </table:table-cell>
          <table:table-cell table:formula="of:=COUNTIF([.$B$2:.$G$1538];[.J60]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at, Apr 14, 2018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X</text:p>
          </table:table-cell>
          <table:table-cell/>
          <table:table-cell office:value-type="float" office:value="60" calcext:value-type="float">
            <text:p>60</text:p>
          </table:table-cell>
          <table:table-cell table:formula="of:=COUNTIF([.$B$2:.$G$1538];[.J61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Wed, Apr 11, 2018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X</text:p>
          </table:table-cell>
          <table:table-cell/>
          <table:table-cell office:value-type="float" office:value="61" calcext:value-type="float">
            <text:p>61</text:p>
          </table:table-cell>
          <table:table-cell table:formula="of:=COUNTIF([.$B$2:.$G$1538];[.J62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at, Apr 07, 2018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X</text:p>
          </table:table-cell>
          <table:table-cell/>
          <table:table-cell office:value-type="float" office:value="62" calcext:value-type="float">
            <text:p>62</text:p>
          </table:table-cell>
          <table:table-cell table:formula="of:=COUNTIF([.$B$2:.$G$1538];[.J63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Wed, Apr 04, 2018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4X</text:p>
          </table:table-cell>
          <table:table-cell/>
          <table:table-cell office:value-type="float" office:value="63" calcext:value-type="float">
            <text:p>63</text:p>
          </table:table-cell>
          <table:table-cell table:formula="of:=COUNTIF([.$B$2:.$G$1538];[.J64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at, Mar 31, 2018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X</text:p>
          </table:table-cell>
          <table:table-cell/>
          <table:table-cell office:value-type="float" office:value="64" calcext:value-type="float">
            <text:p>64</text:p>
          </table:table-cell>
          <table:table-cell table:formula="of:=COUNTIF([.$B$2:.$G$1538];[.J65]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Wed, Mar 28, 2018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X</text:p>
          </table:table-cell>
          <table:table-cell/>
          <table:table-cell office:value-type="float" office:value="65" calcext:value-type="float">
            <text:p>65</text:p>
          </table:table-cell>
          <table:table-cell table:formula="of:=COUNTIF([.$B$2:.$G$1538];[.J66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at, Mar 24, 2018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X</text:p>
          </table:table-cell>
          <table:table-cell/>
          <table:table-cell office:value-type="float" office:value="66" calcext:value-type="float">
            <text:p>66</text:p>
          </table:table-cell>
          <table:table-cell table:formula="of:=COUNTIF([.$B$2:.$G$1538];[.J67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Wed, Mar 21, 2018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X</text:p>
          </table:table-cell>
          <table:table-cell/>
          <table:table-cell office:value-type="float" office:value="67" calcext:value-type="float">
            <text:p>67</text:p>
          </table:table-cell>
          <table:table-cell table:formula="of:=COUNTIF([.$B$2:.$G$1538];[.J68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at, Mar 17, 2018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X</text:p>
          </table:table-cell>
          <table:table-cell/>
          <table:table-cell office:value-type="float" office:value="68" calcext:value-type="float">
            <text:p>68</text:p>
          </table:table-cell>
          <table:table-cell table:formula="of:=COUNTIF([.$B$2:.$G$1538];[.J69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Wed, Mar 14, 201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X</text:p>
          </table:table-cell>
          <table:table-cell/>
          <table:table-cell office:value-type="float" office:value="69" calcext:value-type="float">
            <text:p>69</text:p>
          </table:table-cell>
          <table:table-cell table:formula="of:=COUNTIF([.$B$2:.$G$1538];[.J70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at, Mar 10, 2018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07, 2018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03, 2018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28, 2018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24, 2018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21, 2018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17, 2018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14, 2018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10, 2018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07, 2018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03, 2018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31, 20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27, 2018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24, 20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20, 2018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17, 2018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13, 2018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10, 201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06, 2018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03, 2018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30, 2017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27, 2017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23, 2017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20, 2017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16, 2017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13, 201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09, 2017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06, 2017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02, 2017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29, 2017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25, 2017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22, 2017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18, 2017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15, 2017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11, 2017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08, 201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04, 2017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01, 2017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28, 2017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25, 2017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21, 20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18, 2017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14, 2017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11, 2017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07, 2017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04, 2017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30, 20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27, 201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23, 2017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20, 2017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16, 2017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13, 2017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09, 2017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06, 2017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02, 2017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30, 2017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26, 2017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23, 2017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19, 2017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16, 2017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12, 2017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09, 201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05, 2017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02, 20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29, 201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26, 2017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22, 2017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19, 2017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15, 2017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12, 20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08, 201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05, 2017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01, 2017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28, 2017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24, 2017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21, 2017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17, 2017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14, 2017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10, 2017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07, 2017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03, 2017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31, 2017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27, 2017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24, 2017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20, 201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17, 2017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13, 2017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10, 2017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06, 2017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03, 2017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29, 2017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26, 201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22, 2017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19, 20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15, 2017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12, 2017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08, 201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05, 2017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01, 2017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29, 2017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25, 2017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22, 2017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18, 2017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15, 2017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11, 2017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08, 2017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04, 2017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01, 201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25, 2017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22, 2017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18, 201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15, 2017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11, 2017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08, 2017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04, 2017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01, 2017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28, 2017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25, 2017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21, 2017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18, 2017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14, 2017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11, 20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07, 201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04, 201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31, 201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28, 2016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24, 2016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21, 2016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17, 2016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14, 2016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10, 2016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07, 2016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03, 201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30, 201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26, 201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23, 201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19, 2016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16, 2016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12, 201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09, 201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05, 2016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02, 2016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29, 2016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26, 201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22, 2016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19, 2016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15, 2016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12, 2016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08, 2016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05, 2016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01, 201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28, 2016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24, 20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21, 2016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17, 2016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14, 2016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10, 201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07, 2016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03, 2016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31, 2016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27, 2016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24, 201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20, 2016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17, 2016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13, 2016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10, 201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06, 2016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03, 2016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30, 2016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27, 2016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23, 2016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20, 2016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16, 2016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13, 2016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09, 2016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06, 2016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02, 2016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29, 2016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25, 2016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22, 2016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18, 2016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15, 2016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11, 2016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08, 2016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04, 201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01, 2016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28, 2016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25, 2016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21, 2016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18, 2016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14, 2016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11, 2016</text:p>
          </table:table-cell>
          <table:table-cell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07, 2016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04, 2016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30, 20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27, 2016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23, 2016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20, 2016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16, 201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13, 201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09, 201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06, 2016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02, 2016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30, 2016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26, 2016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23, 2016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19, 2016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16, 2016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12, 2016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09, 2016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05, 2016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02, 2016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27, 20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24, 2016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20, 2016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17, 201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13, 201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10, 201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06, 20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03, 2016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30, 201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27, 2016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23, 2016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20, 201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16, 2016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13, 2016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09, 20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06, 2016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02, 2016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30, 2015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26, 201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23, 2015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19, 2015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16, 2015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12, 2015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09, 2015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05, 2015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02, 20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28, 2015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25, 2015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21, 2015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18, 2015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14, 201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11, 201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07, 201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04, 201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31, 2015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28, 2015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24, 2015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21, 2015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17, 2015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14, 20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10, 2015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07, 2015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03, 2015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30, 2015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26, 2015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23, 2015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19, 2015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16, 20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12, 201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09, 2015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05, 2015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02, 2015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29, 201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26, 201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22, 20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19, 2015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15, 201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12, 2015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08, 2015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05, 2015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01, 201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29, 2015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25, 2015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22, 201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18, 2015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15, 2015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11, 2015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08, 2015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04, 201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01, 2015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27, 2015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24, 20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20, 201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17, 201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13, 2015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10, 2015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06, 2015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03, 2015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30, 2015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27, 20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23, 201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20, 20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16, 2015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13, 2015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09, 2015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06, 2015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02, 201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29, 201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25, 2015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22, 20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18, 2015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15, 201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11, 2015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08, 201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04, 2015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01, 2015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28, 2015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25, 2015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21, 2015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18, 2015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14, 201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11, 2015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07, 2015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04, 2015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28, 201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25, 2015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21, 2015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18, 201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14, 201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11, 201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07, 2015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04, 2015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31, 201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28, 2015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24, 201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21, 2015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17, 2015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14, 20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10, 201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07, 201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03, 2015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31, 2014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27, 2014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24, 2014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20, 201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17, 2014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13, 201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10, 2014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06, 2014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03, 2014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29, 2014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26, 2014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22, 201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19, 2014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15, 2014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12, 2014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08, 2014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05, 201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01, 201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29, 2014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25, 2014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22, 201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18, 2014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15, 20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11, 201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08, 201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04, 2014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01, 20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27, 2014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24, 20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20, 201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17, 2014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13, 2014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10, 2014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06, 2014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03, 2014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30, 201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27, 201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23, 2014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20, 201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16, 20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13, 201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09, 2014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06, 20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02, 201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30, 2014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26, 201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23, 201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19, 2014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16, 2014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12, 201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09, 2014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05, 2014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02, 2014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28, 2014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25, 201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21, 2014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18, 2014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14, 2014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11, 201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07, 2014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04, 2014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31, 2014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28, 201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24, 2014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21, 201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17, 2014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14, 2014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10, 2014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07, 2014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03, 20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30, 201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26, 201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23, 2014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19, 2014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16, 2014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12, 2014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09, 2014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05, 2014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02, 20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29, 201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26, 2014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22, 2014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19, 2014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15, 2014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12, 2014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08, 2014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05, 201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01, 20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26, 2014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22, 20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19, 2014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15, 201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12, 2014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08, 2014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05, 201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01, 201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29, 2014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25, 2014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22, 201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18, 2014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15, 2014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11, 2014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08, 2014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04, 2014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01, 2014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28, 2013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25, 2013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21, 2013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18, 2013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14, 2013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11, 201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07, 2013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04, 20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30, 201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27, 2013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23, 2013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20, 201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16, 2013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13, 201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09, 2013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06, 2013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02, 2013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30, 201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26, 2013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23, 2013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19, 2013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16, 2013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12, 201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09, 2013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05, 2013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02, 2013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28, 2013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25, 2013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21, 2013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18, 20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14, 201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11, 2013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07, 201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04, 201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31, 2013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28, 2013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24, 2013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21, 2013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17, 2013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14, 2013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10, 2013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07, 2013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03, 2013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31, 201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27, 2013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24, 2013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20, 201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17, 201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13, 2013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10, 2013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06, 201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03, 2013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29, 2013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26, 201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22, 2013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19, 2013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15, 2013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12, 2013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08, 201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05, 201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01, 2013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29, 2013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25, 201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22, 2013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18, 2013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15, 20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11, 2013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08, 2013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04, 2013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01, 2013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27, 2013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24, 2013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20, 201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17, 2013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13, 201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10, 201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06, 2013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03, 2013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30, 2013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27, 2013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23, 2013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20, 2013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16, 2013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13, 2013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09, 2013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06, 2013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02, 2013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27, 2013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23, 2013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20, 201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16, 2013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13, 2013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09, 2013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06, 201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02, 2013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30, 201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26, 2013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23, 2013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19, 2013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16, 2013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12, 2013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09, 201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05, 2013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02, 20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29, 2012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26, 2012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22, 2012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19, 201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15, 201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12, 2012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08, 2012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05, 2012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01, 2012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28, 201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24, 201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21, 201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17, 2012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14, 2012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10, 2012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07, 2012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03, 2012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31, 2012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27, 2012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24, 2012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20, 2012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17, 2012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13, 20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10, 2012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06, 2012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03, 2012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29, 2012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26, 2012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22, 201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19, 201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15, 2012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12, 2012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08, 2012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05, 2012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01, 201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29, 201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25, 201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22, 201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18, 2012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15, 2012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11, 2012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08, 201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04, 2012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01, 201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28, 201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25, 20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21, 2012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18, 20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14, 201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11, 201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07, 20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04, 2012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30, 201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27, 2012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23, 201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20, 201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16, 20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13, 2012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09, 2012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06, 2012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02, 2012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30, 2012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26, 2012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23, 2012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19, 2012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16, 2012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12, 2012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09, 2012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05, 2012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02, 201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28, 2012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25, 2012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21, 201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18, 2012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14, 20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11, 2012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07, 2012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04, 2012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31, 20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28, 2012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24, 2012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21, 2012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17, 2012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14, 20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10, 201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07, 2012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03, 2012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29, 201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25, 20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22, 201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18, 2012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15, 201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11, 2012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08, 2012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04, 2012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01, 20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28, 2012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25, 2012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21, 2012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18, 2012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14, 2012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11, 2012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07, 201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04, 2012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31, 201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28, 201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24, 201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21, 2011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17, 2011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14, 2011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10, 2011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07, 2011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03, 201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30, 2011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26, 2011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23, 201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19, 201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16, 201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12, 2011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09, 2011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05, 201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02, 201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29, 2011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26, 2011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22, 20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19, 2011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15, 2011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12, 2011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08, 201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05, 2011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01, 2011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28, 201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24, 201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21, 2011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17, 201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14, 2011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10, 2011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07, 2011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03, 2011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31, 2011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27, 201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24, 2011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20, 20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17, 2011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13, 2011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10, 2011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06, 201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03, 2011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30, 2011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27, 2011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23, 201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20, 201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16, 2011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13, 2011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09, 201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06, 2011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02, 2011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29, 2011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25, 201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22, 2011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18, 2011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15, 2011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11, 2011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08, 2011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04, 2011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01, 2011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28, 2011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25, 201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21, 2011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18, 20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14, 2011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11, 2011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07, 2011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04, 2011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30, 2011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27, 2011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23, 2011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20, 2011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16, 2011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13, 2011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09, 2011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06, 2011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02, 201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30, 2011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26, 20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23, 201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19, 2011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16, 2011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12, 2011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09, 201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05, 2011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02, 2011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26, 2011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23, 201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19, 2011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16, 2011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12, 2011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09, 2011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05, 2011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02, 2011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29, 2011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26, 201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22, 2011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19, 2011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15, 201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12, 2011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08, 2011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05, 2011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01, 2011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29, 2010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25, 2010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22, 201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18, 2010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15, 201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11, 20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08, 201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04, 201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01, 201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27, 2010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24, 20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20, 20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17, 2010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13, 2010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10, 20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06, 20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03, 2010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30, 2010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27, 20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23, 20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20, 2010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16, 2010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13, 2010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09, 2010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06, 2010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02, 201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29, 2010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25, 201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22, 201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18, 2010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15, 201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11, 201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08, 2010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04, 2010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01, 201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28, 2010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25, 2010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21, 201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18, 2010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14, 201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11, 2010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07, 2010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04, 2010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31, 201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28, 20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24, 2010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21, 2010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17, 20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14, 201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10, 2010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07, 2010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03, 201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30, 201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26, 2010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23, 2010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19, 2010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16, 2010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12, 201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09, 2010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05, 2010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02, 2010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29, 201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26, 201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22, 201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19, 2010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15, 201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12, 2010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08, 201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05, 201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01, 201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28, 2010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24, 2010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21, 2010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17, 2010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14, 201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10, 201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07, 20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03, 201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31, 2010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27, 201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24, 2010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20, 201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17, 2010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13, 2010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10, 2010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06, 2010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03, 2010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27, 2010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24, 2010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20, 2010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17, 201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13, 20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10, 201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06, 2010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03, 2010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30, 2010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27, 201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23, 2010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20, 201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16, 201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13, 201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09, 201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06, 2010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02, 201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30, 200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26, 2009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23, 2009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19, 2009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16, 2009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12, 2009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09, 2009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05, 2009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02, 2009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28, 2009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25, 200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21, 2009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18, 2009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14, 2009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11, 200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07, 2009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04, 2009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31, 2009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28, 2009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24, 2009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21, 2009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17, 200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14, 200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10, 2009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07, 200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03, 2009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30, 200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26, 2009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23, 200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19, 200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16, 2009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12, 2009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09, 200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05, 2009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02, 2009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29, 2009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26, 2009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22, 2009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19, 2009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15, 200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12, 2009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08, 2009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05, 2009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01, 2009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29, 200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25, 2009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22, 2009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18, 200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15, 2009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11, 200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08, 2009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04, 200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01, 2009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27, 2009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24, 2009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20, 2009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17, 2009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13, 2009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10, 2009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06, 2009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03, 200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30, 2009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27, 200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23, 2009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20, 200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16, 200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13, 200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09, 2009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06, 200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02, 2009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29, 2009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25, 2009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22, 2009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18, 200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15, 2009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11, 200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08, 2009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04, 2009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01, 2009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28, 2009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25, 2009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21, 2009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18, 2009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14, 200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11, 200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07, 2009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04, 200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28, 2009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25, 2009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21, 2009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18, 2009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14, 200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11, 200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07, 2009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04, 2009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31, 2009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28, 2009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24, 2009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21, 2009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17, 200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14, 2009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10, 2009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07, 2009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03, 2009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31, 2008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27, 2008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24, 200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20, 2008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17, 200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13, 2008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10, 2008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06, 2008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03, 200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29, 2008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26, 2008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22, 2008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19, 2008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15, 2008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12, 2008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08, 2008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05, 2008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01, 2008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29, 2008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25, 20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22, 2008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18, 200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15, 200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11, 2008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08, 2008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04, 2008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01, 2008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27, 2008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24, 200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20, 2008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17, 200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13, 2008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10, 2008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06, 2008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03, 2008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30, 2008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27, 2008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23, 2008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20, 2008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16, 2008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13, 2008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09, 2008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06, 2008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02, 200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30, 2008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26, 2008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23, 200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19, 2008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16, 200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12, 2008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09, 2008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05, 2008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02, 2008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28, 2008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25, 2008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21, 200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18, 2008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14, 2008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11, 2008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07, 2008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04, 200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31, 200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28, 2008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24, 2008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21, 2008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17, 200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14, 2008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10, 2008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07, 2008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03, 2008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30, 2008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26, 2008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23, 2008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19, 2008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16, 200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12, 200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09, 2008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05, 2008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02, 2008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29, 2008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26, 2008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22, 2008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19, 2008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15, 2008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12, 200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08, 2008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05, 200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01, 2008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27, 2008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23, 200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20, 200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16, 2008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13, 2008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09, 200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06, 2008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02, 200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30, 2008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26, 2008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23, 2008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19, 200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16, 200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12, 2008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09, 200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05, 2008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02, 200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29, 200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26, 2007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22, 200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19, 200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15, 2007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12, 2007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08, 2007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05, 2007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01, 2007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28, 2007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24, 20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21, 200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17, 2007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14, 2007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10, 2007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07, 2007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03, 200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31, 2007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27, 2007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24, 2007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20, 2007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17, 2007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13, 2007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10, 2007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06, 2007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03, 20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29, 2007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26, 2007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22, 200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19, 200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15, 2007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12, 2007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08, 200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05, 2007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01, 2007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29, 2007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25, 200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22, 2007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18, 200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15, 2007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11, 200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08, 2007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04, 2007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01, 2007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28, 200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25, 200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21, 200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18, 2007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14, 200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11, 2007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07, 2007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04, 2007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30, 200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27, 200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23, 2007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20, 2007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16, 2007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13, 2007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09, 200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06, 2007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02, 2007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30, 2007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26, 200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23, 2007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19, 200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16, 2007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12, 2007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09, 2007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05, 2007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02, 200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28, 2007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25, 200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21, 2007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18, 200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14, 2007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11, 2007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07, 2007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04, 2007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31, 200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28, 2007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24, 2007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21, 2007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17, 2007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14, 2007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10, 2007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07, 200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03, 200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28, 2007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24, 2007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21, 200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17, 200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14, 2007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10, 2007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07, 200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03, 200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31, 2007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27, 2007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24, 2007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20, 200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17, 2007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13, 200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10, 2007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06, 2007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03, 2007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30, 2006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27, 200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23, 2006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20, 2006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16, 200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13, 200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09, 2006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06, 2006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02, 2006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29, 200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25, 2006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22, 200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18, 2006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15, 200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11, 2006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08, 2006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04, 2006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01, 2006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28, 2006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25, 2006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21, 2006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18, 2006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14, 2006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11, 2006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07, 200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04, 2006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30, 200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27, 2006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23, 2006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20, 2006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16, 2006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13, 2006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09, 2006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06, 200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02, 200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30, 2006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26, 2006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23, 200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19, 2006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16, 200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12, 2006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09, 2006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05, 200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02, 2006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29, 2006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26, 200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22, 2006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19, 2006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15, 2006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12, 2006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08, 2006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05, 200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01, 200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28, 2006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24, 200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21, 200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17, 2006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14, 2006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10, 2006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07, 200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03, 200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31, 2006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27, 2006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24, 200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20, 200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17, 2006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13, 2006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10, 200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06, 2006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03, 2006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29, 2006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26, 2006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22, 200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19, 2006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15, 2006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12, 2006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08, 2006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05, 2006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01, 2006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29, 200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25, 2006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22, 2006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18, 200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15, 2006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11, 2006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08, 200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04, 2006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01, 200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25, 2006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22, 2006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18, 2006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15, 2006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11, 2006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08, 2006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04, 2006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01, 2006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28, 2006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25, 2006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21, 2006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18, 2006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14, 2006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11, 200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07, 200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04, 2006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31, 2005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28, 2005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24, 200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21, 2005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17, 2005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14, 20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10, 2005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07, 200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03, 200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30, 2005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26, 2005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23, 200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19, 2005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16, 200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12, 2005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09, 2005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05, 200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02, 2005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29, 2005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26, 2005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22, 200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19, 2005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15, 200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12, 2005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08, 200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05, 200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01, 2005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28, 20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24, 200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21, 2005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17, 2005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14, 2005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10, 200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07, 2005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03, 200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31, 200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27, 2005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24, 2005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20, 2005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17, 2005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13, 2005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10, 2005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06, 200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03, 2005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30, 2005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27, 200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23, 200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20, 200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16, 2005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13, 200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09, 2005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06, 200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02, 2005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29, 2005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25, 200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22, 2005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18, 200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15, 2005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11, 200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08, 200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04, 2005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01, 2005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28, 2005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25, 2005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21, 200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18, 200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14, 2005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11, 200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07, 2005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04, 200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30, 200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27, 2005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23, 200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20, 200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16, 200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13, 2005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09, 2005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06, 200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02, 200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30, 2005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26, 2005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23, 2005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19, 200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16, 2005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12, 2005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09, 200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05, 2005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02, 2005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26, 2005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23, 2005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19, 200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16, 2005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12, 2005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09, 200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05, 2005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02, 2005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29, 2005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26, 2005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22, 2005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19, 2005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15, 2005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12, 2005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08, 200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an 05, 200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an 01, 2005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29, 2004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25, 2004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22, 200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18, 200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15, 2004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11, 2004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08, 200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Dec 04, 200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Dec 01, 2004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27, 2004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24, 200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20, 200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17, 2004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13, 200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10, 2004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Nov 06, 200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Nov 03, 2004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30, 200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27, 2004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23, 200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20, 2004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16, 2004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13, 2004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09, 2004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Oct 06, 2004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Oct 02, 200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29, 2004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25, 2004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22, 2004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18, 2004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15, 2004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11, 2004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08, 200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Sep 04, 2004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Sep 01, 200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28, 2004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25, 200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21, 2004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18, 200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14, 200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11, 2004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ug 07, 2004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ug 04, 200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31, 2004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28, 200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24, 2004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21, 2004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17, 2004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14, 2004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10, 2004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l 07, 2004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l 03, 200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30, 2004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26, 2004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23, 200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19, 2004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16, 200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12, 2004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09, 2004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Jun 05, 2004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Jun 02, 2004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29, 200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26, 2004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22, 2004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19, 2004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15, 200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12, 200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08, 200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y 05, 200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y 01, 200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28, 2004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24, 200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21, 200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17, 2004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14, 2004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10, 200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Apr 07, 2004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Apr 03, 2004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31, 2004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27, 2004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24, 2004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20, 200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17, 2004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13, 2004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10, 2004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Mar 06, 2004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Mar 03, 200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28, 2004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25, 2004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, Feb 21, 200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, Feb 18, 2004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X</text:p>
          </table:table-cell>
          <table:table-cell table:number-columns-repeated="3"/>
        </table:table-row>
      </table:table>
      <table:table table:name="L7AP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6" calcext:value-type="float">
            <text:p>196</text:p>
          </table:table-cell>
          <table:table-cell table:formula="of:=[.B2]/[.$B$71]" office:value-type="float" office:value="0.0212535241813056" calcext:value-type="float">
            <text:p>0.0212535241813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7" calcext:value-type="float">
            <text:p>187</text:p>
          </table:table-cell>
          <table:table-cell table:formula="of:=[.B3]/[.$B$71]" office:value-type="float" office:value="0.0202775970505313" calcext:value-type="float">
            <text:p>0.0202775970505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6" calcext:value-type="float">
            <text:p>186</text:p>
          </table:table-cell>
          <table:table-cell table:formula="of:=[.B4]/[.$B$71]" office:value-type="float" office:value="0.0201691607026675" calcext:value-type="float">
            <text:p>0.0201691607026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6" calcext:value-type="float">
            <text:p>186</text:p>
          </table:table-cell>
          <table:table-cell table:formula="of:=[.B5]/[.$B$71]" office:value-type="float" office:value="0.0201691607026675" calcext:value-type="float">
            <text:p>0.0201691607026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5" calcext:value-type="float">
            <text:p>185</text:p>
          </table:table-cell>
          <table:table-cell table:formula="of:=[.B6]/[.$B$71]" office:value-type="float" office:value="0.0200607243548037" calcext:value-type="float">
            <text:p>0.0200607243548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5" calcext:value-type="float">
            <text:p>185</text:p>
          </table:table-cell>
          <table:table-cell table:formula="of:=[.B7]/[.$B$71]" office:value-type="float" office:value="0.0200607243548037" calcext:value-type="float">
            <text:p>0.0200607243548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5" calcext:value-type="float">
            <text:p>185</text:p>
          </table:table-cell>
          <table:table-cell table:formula="of:=[.B8]/[.$B$71]" office:value-type="float" office:value="0.0200607243548037" calcext:value-type="float">
            <text:p>0.0200607243548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1" calcext:value-type="float">
            <text:p>181</text:p>
          </table:table-cell>
          <table:table-cell table:formula="of:=[.B9]/[.$B$71]" office:value-type="float" office:value="0.0196269789633485" calcext:value-type="float">
            <text:p>0.0196269789633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table:formula="of:=[.B10]/[.$B$71]" office:value-type="float" office:value="0.0195185426154847" calcext:value-type="float">
            <text:p>0.0195185426154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9" calcext:value-type="float">
            <text:p>179</text:p>
          </table:table-cell>
          <table:table-cell table:formula="of:=[.B11]/[.$B$71]" office:value-type="float" office:value="0.0194101062676209" calcext:value-type="float">
            <text:p>0.0194101062676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9" calcext:value-type="float">
            <text:p>179</text:p>
          </table:table-cell>
          <table:table-cell table:formula="of:=[.B12]/[.$B$71]" office:value-type="float" office:value="0.0194101062676209" calcext:value-type="float">
            <text:p>0.0194101062676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8" calcext:value-type="float">
            <text:p>178</text:p>
          </table:table-cell>
          <table:table-cell table:formula="of:=[.B13]/[.$B$71]" office:value-type="float" office:value="0.0193016699197571" calcext:value-type="float">
            <text:p>0.0193016699197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7" calcext:value-type="float">
            <text:p>177</text:p>
          </table:table-cell>
          <table:table-cell table:formula="of:=[.B14]/[.$B$71]" office:value-type="float" office:value="0.0191932335718933" calcext:value-type="float">
            <text:p>0.01919323357189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7" calcext:value-type="float">
            <text:p>177</text:p>
          </table:table-cell>
          <table:table-cell table:formula="of:=[.B15]/[.$B$71]" office:value-type="float" office:value="0.0191932335718933" calcext:value-type="float">
            <text:p>0.0191932335718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6" calcext:value-type="float">
            <text:p>176</text:p>
          </table:table-cell>
          <table:table-cell table:formula="of:=[.B16]/[.$B$71]" office:value-type="float" office:value="0.0190847972240295" calcext:value-type="float">
            <text:p>0.019084797224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4" calcext:value-type="float">
            <text:p>174</text:p>
          </table:table-cell>
          <table:table-cell table:formula="of:=[.B17]/[.$B$71]" office:value-type="float" office:value="0.0188679245283019" calcext:value-type="float">
            <text:p>0.0188679245283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4" calcext:value-type="float">
            <text:p>174</text:p>
          </table:table-cell>
          <table:table-cell table:formula="of:=[.B18]/[.$B$71]" office:value-type="float" office:value="0.0188679245283019" calcext:value-type="float">
            <text:p>0.0188679245283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table:formula="of:=[.B19]/[.$B$71]" office:value-type="float" office:value="0.0187594881804381" calcext:value-type="float">
            <text:p>0.0187594881804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2" calcext:value-type="float">
            <text:p>172</text:p>
          </table:table-cell>
          <table:table-cell table:formula="of:=[.B20]/[.$B$71]" office:value-type="float" office:value="0.0186510518325743" calcext:value-type="float">
            <text:p>0.0186510518325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table:formula="of:=[.B21]/[.$B$71]" office:value-type="float" office:value="0.0184341791368467" calcext:value-type="float">
            <text:p>0.0184341791368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7" calcext:value-type="float">
            <text:p>167</text:p>
          </table:table-cell>
          <table:table-cell table:formula="of:=[.B22]/[.$B$71]" office:value-type="float" office:value="0.0181088700932553" calcext:value-type="float">
            <text:p>0.01810887009325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7" calcext:value-type="float">
            <text:p>167</text:p>
          </table:table-cell>
          <table:table-cell table:formula="of:=[.B23]/[.$B$71]" office:value-type="float" office:value="0.0181088700932553" calcext:value-type="float">
            <text:p>0.0181088700932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6" calcext:value-type="float">
            <text:p>166</text:p>
          </table:table-cell>
          <table:table-cell table:formula="of:=[.B24]/[.$B$71]" office:value-type="float" office:value="0.0180004337453915" calcext:value-type="float">
            <text:p>0.0180004337453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table:formula="of:=[.B25]/[.$B$71]" office:value-type="float" office:value="0.0177835610496638" calcext:value-type="float">
            <text:p>0.0177835610496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table:formula="of:=[.B26]/[.$B$71]" office:value-type="float" office:value="0.0177835610496638" calcext:value-type="float">
            <text:p>0.01778356104966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formula="of:=[.B27]/[.$B$71]" office:value-type="float" office:value="0.0176751247018" calcext:value-type="float">
            <text:p>0.01767512470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9" calcext:value-type="float">
            <text:p>159</text:p>
          </table:table-cell>
          <table:table-cell table:formula="of:=[.B28]/[.$B$71]" office:value-type="float" office:value="0.0172413793103448" calcext:value-type="float">
            <text:p>0.0172413793103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8" calcext:value-type="float">
            <text:p>158</text:p>
          </table:table-cell>
          <table:table-cell table:formula="of:=[.B29]/[.$B$71]" office:value-type="float" office:value="0.017132942962481" calcext:value-type="float">
            <text:p>0.0171329429624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7" calcext:value-type="float">
            <text:p>157</text:p>
          </table:table-cell>
          <table:table-cell table:formula="of:=[.B30]/[.$B$71]" office:value-type="float" office:value="0.0170245066146172" calcext:value-type="float">
            <text:p>0.0170245066146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6" calcext:value-type="float">
            <text:p>156</text:p>
          </table:table-cell>
          <table:table-cell table:formula="of:=[.B31]/[.$B$71]" office:value-type="float" office:value="0.0169160702667534" calcext:value-type="float">
            <text:p>0.01691607026675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5" calcext:value-type="float">
            <text:p>155</text:p>
          </table:table-cell>
          <table:table-cell table:formula="of:=[.B32]/[.$B$71]" office:value-type="float" office:value="0.0168076339188896" calcext:value-type="float">
            <text:p>0.016807633918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5" calcext:value-type="float">
            <text:p>155</text:p>
          </table:table-cell>
          <table:table-cell table:formula="of:=[.B33]/[.$B$71]" office:value-type="float" office:value="0.0168076339188896" calcext:value-type="float">
            <text:p>0.016807633918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2" calcext:value-type="float">
            <text:p>152</text:p>
          </table:table-cell>
          <table:table-cell table:formula="of:=[.B34]/[.$B$71]" office:value-type="float" office:value="0.0164823248752982" calcext:value-type="float">
            <text:p>0.01648232487529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table:formula="of:=[.B35]/[.$B$71]" office:value-type="float" office:value="0.0162654521795706" calcext:value-type="float">
            <text:p>0.0162654521795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table:formula="of:=[.B36]/[.$B$71]" office:value-type="float" office:value="0.016048579483843" calcext:value-type="float">
            <text:p>0.01604857948384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8" calcext:value-type="float">
            <text:p>148</text:p>
          </table:table-cell>
          <table:table-cell table:formula="of:=[.B37]/[.$B$71]" office:value-type="float" office:value="0.016048579483843" calcext:value-type="float">
            <text:p>0.0160485794838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5" calcext:value-type="float">
            <text:p>145</text:p>
          </table:table-cell>
          <table:table-cell table:formula="of:=[.B38]/[.$B$71]" office:value-type="float" office:value="0.0157232704402516" calcext:value-type="float">
            <text:p>0.0157232704402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formula="of:=[.B39]/[.$B$71]" office:value-type="float" office:value="0.0156148340923878" calcext:value-type="float">
            <text:p>0.01561483409238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" calcext:value-type="float">
            <text:p>144</text:p>
          </table:table-cell>
          <table:table-cell table:formula="of:=[.B40]/[.$B$71]" office:value-type="float" office:value="0.0156148340923878" calcext:value-type="float">
            <text:p>0.01561483409238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0" calcext:value-type="float">
            <text:p>140</text:p>
          </table:table-cell>
          <table:table-cell table:formula="of:=[.B41]/[.$B$71]" office:value-type="float" office:value="0.0151810887009326" calcext:value-type="float">
            <text:p>0.0151810887009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9" calcext:value-type="float">
            <text:p>139</text:p>
          </table:table-cell>
          <table:table-cell table:formula="of:=[.B42]/[.$B$71]" office:value-type="float" office:value="0.0150726523530687" calcext:value-type="float">
            <text:p>0.0150726523530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8" calcext:value-type="float">
            <text:p>138</text:p>
          </table:table-cell>
          <table:table-cell table:formula="of:=[.B43]/[.$B$71]" office:value-type="float" office:value="0.0149642160052049" calcext:value-type="float">
            <text:p>0.0149642160052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7" calcext:value-type="float">
            <text:p>137</text:p>
          </table:table-cell>
          <table:table-cell table:formula="of:=[.B44]/[.$B$71]" office:value-type="float" office:value="0.0148557796573411" calcext:value-type="float">
            <text:p>0.01485577965734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7" calcext:value-type="float">
            <text:p>137</text:p>
          </table:table-cell>
          <table:table-cell table:formula="of:=[.B45]/[.$B$71]" office:value-type="float" office:value="0.0148557796573411" calcext:value-type="float">
            <text:p>0.01485577965734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6" calcext:value-type="float">
            <text:p>136</text:p>
          </table:table-cell>
          <table:table-cell table:formula="of:=[.B46]/[.$B$71]" office:value-type="float" office:value="0.0147473433094773" calcext:value-type="float">
            <text:p>0.0147473433094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3" calcext:value-type="float">
            <text:p>133</text:p>
          </table:table-cell>
          <table:table-cell table:formula="of:=[.B47]/[.$B$71]" office:value-type="float" office:value="0.0144220342658859" calcext:value-type="float">
            <text:p>0.01442203426588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3" calcext:value-type="float">
            <text:p>133</text:p>
          </table:table-cell>
          <table:table-cell table:formula="of:=[.B48]/[.$B$71]" office:value-type="float" office:value="0.0144220342658859" calcext:value-type="float">
            <text:p>0.01442203426588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7" calcext:value-type="float">
            <text:p>127</text:p>
          </table:table-cell>
          <table:table-cell table:formula="of:=[.B49]/[.$B$71]" office:value-type="float" office:value="0.0137714161787031" calcext:value-type="float">
            <text:p>0.01377141617870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6" calcext:value-type="float">
            <text:p>126</text:p>
          </table:table-cell>
          <table:table-cell table:formula="of:=[.B50]/[.$B$71]" office:value-type="float" office:value="0.0136629798308393" calcext:value-type="float">
            <text:p>0.0136629798308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B51]/[.$B$71]" office:value-type="float" office:value="0.0135545434829755" calcext:value-type="float">
            <text:p>0.01355454348297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2" calcext:value-type="float">
            <text:p>122</text:p>
          </table:table-cell>
          <table:table-cell table:formula="of:=[.B52]/[.$B$71]" office:value-type="float" office:value="0.0132292344393841" calcext:value-type="float">
            <text:p>0.01322923443938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2" calcext:value-type="float">
            <text:p>122</text:p>
          </table:table-cell>
          <table:table-cell table:formula="of:=[.B53]/[.$B$71]" office:value-type="float" office:value="0.0132292344393841" calcext:value-type="float">
            <text:p>0.0132292344393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0" calcext:value-type="float">
            <text:p>120</text:p>
          </table:table-cell>
          <table:table-cell table:formula="of:=[.B54]/[.$B$71]" office:value-type="float" office:value="0.0130123617436565" calcext:value-type="float">
            <text:p>0.01301236174365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6" calcext:value-type="float">
            <text:p>116</text:p>
          </table:table-cell>
          <table:table-cell table:formula="of:=[.B55]/[.$B$71]" office:value-type="float" office:value="0.0125786163522013" calcext:value-type="float">
            <text:p>0.0125786163522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table:formula="of:=[.B56]/[.$B$71]" office:value-type="float" office:value="0.0120364346128822" calcext:value-type="float">
            <text:p>0.01203643461288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table:formula="of:=[.B57]/[.$B$71]" office:value-type="float" office:value="0.00932552591628714" calcext:value-type="float">
            <text:p>0.00932552591628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table:formula="of:=[.B58]/[.$B$71]" office:value-type="float" office:value="0.00889178052483192" calcext:value-type="float">
            <text:p>0.00889178052483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table:formula="of:=[.B59]/[.$B$71]" office:value-type="float" office:value="0.00878334417696812" calcext:value-type="float">
            <text:p>0.00878334417696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table:formula="of:=[.B60]/[.$B$71]" office:value-type="float" office:value="0.00834959878551291" calcext:value-type="float">
            <text:p>0.0083495987855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table:formula="of:=[.B61]/[.$B$71]" office:value-type="float" office:value="0.00401214487096075" calcext:value-type="float">
            <text:p>0.00401214487096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table:formula="of:=[.B62]/[.$B$71]" office:value-type="float" office:value="0.00379527217523314" calcext:value-type="float">
            <text:p>0.00379527217523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table:formula="of:=[.B63]/[.$B$71]" office:value-type="float" office:value="0.00357839947950553" calcext:value-type="float">
            <text:p>0.0035783994795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formula="of:=[.B64]/[.$B$71]" office:value-type="float" office:value="0.00336152678377792" calcext:value-type="float">
            <text:p>0.00336152678377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table:formula="of:=[.B65]/[.$B$71]" office:value-type="float" office:value="0.00325309043591412" calcext:value-type="float">
            <text:p>0.00325309043591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table:formula="of:=[.B66]/[.$B$71]" office:value-type="float" office:value="0.00260247234873129" calcext:value-type="float">
            <text:p>0.00260247234873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table:formula="of:=[.B67]/[.$B$71]" office:value-type="float" office:value="0.00249403600086749" calcext:value-type="float">
            <text:p>0.0024940360008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table:formula="of:=[.B68]/[.$B$71]" office:value-type="float" office:value="0.00249403600086749" calcext:value-type="float">
            <text:p>0.0024940360008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formula="of:=[.B69]/[.$B$71]" office:value-type="float" office:value="0.00206029060941227" calcext:value-type="float">
            <text:p>0.00206029060941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table:formula="of:=[.B70]/[.$B$71]" office:value-type="float" office:value="0.00184341791368467" calcext:value-type="float">
            <text:p>0.001843417913685</text:p>
          </table:table-cell>
        </table:table-row>
        <table:table-row table:style-name="ro1">
          <table:table-cell/>
          <table:table-cell table:formula="of:=SUM([.B2:.B70])" office:value-type="float" office:value="9222" calcext:value-type="float">
            <text:p>9222</text:p>
          </table:table-cell>
          <table:table-cell/>
        </table:table-row>
      </table:table>
      <table:table table:name="L7APA" table:style-name="ta1">
        <table:table-column table:style-name="co1" table:default-cell-style-name="ce2"/>
        <table:table-column table:style-name="co8" table:default-cell-style-name="Default"/>
        <table:table-column table:style-name="co1" table:number-columns-repeated="3" table:default-cell-style-name="Default"/>
        <table:table-row table:style-name="ro2">
          <table:table-cell table:style-name="ce1" office:value-type="string" calcext:value-type="string">
            <text:p>Down Syndrome</text:p>
          </table:table-cell>
          <table:table-cell table:style-name="ce1" office:value-type="string" calcext:value-type="string">
            <text:p>Blood Test Positive</text:p>
          </table:table-cell>
          <table:table-cell table:style-name="ce1" office:value-type="string" calcext:value-type="string">
            <text:p>Blood Test Negative</text:p>
          </table:table-cell>
          <table:table-cell table:style-name="ce1" office:value-type="string" calcext:value-type="string">
            <text:p>Total</text:p>
          </table:table-cell>
          <table:table-cell/>
        </table:table-row>
        <table:table-row table:style-name="ro1">
          <table:table-cell table:style-name="ce3" office:value-type="string" calcext:value-type="string">
            <text:p>Yes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4" calcext:value-type="float">
            <text:p>54</text:p>
          </table:table-cell>
          <table:table-cell/>
        </table:table-row>
        <table:table-row table:style-name="ro1">
          <table:table-cell table:style-name="ce3" office:value-type="string" calcext:value-type="string">
            <text:p>No</text:p>
          </table:table-cell>
          <table:table-cell table:style-name="ce3" office:value-type="float" office:value="1307" calcext:value-type="float">
            <text:p>1307</text:p>
          </table:table-cell>
          <table:table-cell table:style-name="ce3" office:value-type="float" office:value="3921" calcext:value-type="float">
            <text:p>3921</text:p>
          </table:table-cell>
          <table:table-cell table:style-name="ce3" office:value-type="float" office:value="5228" calcext:value-type="float">
            <text:p>5228</text:p>
          </table:table-cell>
          <table:table-cell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office:value-type="float" office:value="1355" calcext:value-type="float">
            <text:p>1355</text:p>
          </table:table-cell>
          <table:table-cell table:style-name="ce3" office:value-type="float" office:value="3927" calcext:value-type="float">
            <text:p>3927</text:p>
          </table:table-cell>
          <table:table-cell table:style-name="ce3" office:value-type="float" office:value="5282" calcext:value-type="float">
            <text:p>5282</text:p>
          </table:table-cell>
          <table:table-cell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he probability of Down syndrome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(downs)</text:p>
          </table:table-cell>
          <table:table-cell table:formula="of:=[.D2]/[.D4]" office:value-type="float" office:value="0.0102234002271867" calcext:value-type="float">
            <text:p>0.010223400227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probability of Down syndrome and a positive blood test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(downs/test)</text:p>
          </table:table-cell>
          <table:table-cell table:formula="of:=[.B2]/[.D4]" office:value-type="float" office:value="0.00908746686861038" calcext:value-type="float">
            <text:p>0.009087466868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probability of a positive blood test.</text:p>
          </table:table-cell>
          <table:table-cell table:number-columns-repeated="4"/>
        </table:table-row>
        <table:table-row table:style-name="ro1">
          <table:table-cell/>
          <table:table-cell table:formula="of:=[.B4]/[.D4]" office:value-type="float" office:value="0.256531616811814" calcext:value-type="float">
            <text:p>0.2565316168118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robability of a positive blood test given that Down syndrome is truly present.</text:p>
          </table:table-cell>
          <table:table-cell table:number-columns-repeated="4"/>
        </table:table-row>
        <table:table-row table:style-name="ro1">
          <table:table-cell/>
          <table:table-cell table:formula="of:=[.B2]/[.D2]" office:value-type="float" office:value="0.888888888888889" calcext:value-type="float">
            <text:p>0.8888888888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robability of a negative blood test given that Down syndrome isn't actually present.</text:p>
          </table:table-cell>
          <table:table-cell table:number-columns-repeated="4"/>
        </table:table-row>
        <table:table-row table:style-name="ro1">
          <table:table-cell table:style-name="Default"/>
          <table:table-cell table:formula="of:=[.C3]/[.D3]"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Very Happy</text:p>
          </table:table-cell>
          <table:table-cell table:style-name="ce1" office:value-type="string" calcext:value-type="string">
            <text:p>Pretty Happy</text:p>
          </table:table-cell>
          <table:table-cell table:style-name="ce1" office:value-type="string" calcext:value-type="string">
            <text:p>Not Too Happy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table:style-name="ce3" office:value-type="string" calcext:value-type="string">
            <text:p>Male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5" calcext:value-type="float">
            <text:p>325</text:p>
          </table:table-cell>
        </table:table-row>
        <table:table-row table:style-name="ro1">
          <table:table-cell table:style-name="ce3" office:value-type="string" calcext:value-type="string">
            <text:p>Female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8" calcext:value-type="float">
            <text:p>278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03" calcext:value-type="float">
            <text:p>603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Estimate the probability that a married adult is very happy or pretty happy.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Very Happy</text:p>
          </table:table-cell>
          <table:table-cell table:formula="of:=[.B20]/[.E20]" office:value-type="float" office:value="0.613598673300166" calcext:value-type="float">
            <text:p>0.61359867330016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retty Happy</text:p>
          </table:table-cell>
          <table:table-cell table:formula="of:=[.C20]/[.E20]" office:value-type="float" office:value="0.356550580431177" calcext:value-type="float">
            <text:p>0.35655058043117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y or Pretty</text:p>
          </table:table-cell>
          <table:table-cell table:style-name="ce7" table:formula="of:=[.C24]+[.C23]" office:value-type="float" office:value="0.970149253731343" calcext:value-type="float">
            <text:p>0.970149253731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e males or females more likely to respond as not too happy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les Not happy</text:p>
          </table:table-cell>
          <table:table-cell table:formula="of:=[.D18]/[.E18]" office:value-type="float" office:value="0.0276923076923077" calcext:value-type="float">
            <text:p>0.0276923076923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males Not happy</text:p>
          </table:table-cell>
          <table:table-cell table:formula="of:=[.D19]/[.E19]" office:value-type="float" office:value="0.0323741007194245" calcext:value-type="float">
            <text:p>0.0323741007194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males ratio</text:p>
          </table:table-cell>
          <table:table-cell table:style-name="ce7" table:formula="of:=[.C28]/[.C27]" office:value-type="float" office:value="1.16906474820144" calcext:value-type="float">
            <text:p>1.16906474820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en that a married adult is male, what's the probability that he's very happy?</text:p>
          </table:table-cell>
          <table:table-cell table:number-columns-repeated="4"/>
        </table:table-row>
        <table:table-row table:style-name="ro1">
          <table:table-cell/>
          <table:table-cell table:style-name="ce7" table:formula="of:=[.B18]/[.E18]" office:value-type="float" office:value="0.68" calcext:value-type="float">
            <text:p>0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ven that a married adult is very happy, what's the probability that the adult is male?</text:p>
          </table:table-cell>
          <table:table-cell table:number-columns-repeated="4"/>
        </table:table-row>
        <table:table-row table:style-name="ro1">
          <table:table-cell/>
          <table:table-cell table:style-name="ce7" table:formula="of:=[.B18]/[.B20]" office:value-type="float" office:value="0.597297297297297" calcext:value-type="float">
            <text:p>0.5972972972972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ain the difference in the two probabilities in items 3 and 4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les are more likely to be very happy than fema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se we select two married adults at random (this should make them independent). What's the probability of getting two who are very happy?</text:p>
          </table:table-cell>
          <table:table-cell table:number-columns-repeated="4"/>
        </table:table-row>
        <table:table-row table:style-name="ro1">
          <table:table-cell/>
          <table:table-cell table:style-name="ce7" table:formula="of:=([.B20]/[.E20])^2" office:value-type="float" office:value="0.376503331875724" calcext:value-type="float">
            <text:p>0.376503331875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se we select five married adults at random. What's the probability of at least one who is not too happy?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P(not too happy)</text:p>
          </table:table-cell>
          <table:table-cell table:formula="of:=[.D20]/[.E20]" office:value-type="float" office:value="0.0298507462686567" calcext:value-type="float">
            <text:p>0.029850746268657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P(happy)</text:p>
          </table:table-cell>
          <table:table-cell table:formula="of:=1-[.C39]" office:value-type="float" office:value="0.970149253731343" calcext:value-type="float">
            <text:p>0.970149253731343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P(5 happy)</text:p>
          </table:table-cell>
          <table:table-cell table:formula="of:=[.C40]^5" office:value-type="float" office:value="0.859394895320616" calcext:value-type="float">
            <text:p>0.859394895320616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P(at least 1 unhappy)</text:p>
          </table:table-cell>
          <table:table-cell table:style-name="ce7" table:formula="of:=1-[.C41]" office:value-type="float" office:value="0.140605104679384" calcext:value-type="float">
            <text:p>0.140605104679384</text:p>
          </table:table-cell>
          <table:table-cell table:number-columns-repeated="2"/>
        </table:table-row>
      </table:table>
      <table:table table:name="L7Ex" table:style-name="ta1">
        <table:table-column table:style-name="co1" table:number-columns-repeated="7" table:default-cell-style-name="Default"/>
        <table:table-row table:style-name="ro1">
          <table:table-cell table:style-name="ce2" office:value-type="string" calcext:value-type="string">
            <text:p>gastric bypass surgical procedures 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unsuccessful  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uccessful  </text:p>
          </table:table-cell>
          <table:table-cell office:value-type="float" office:value="193" calcext:value-type="float">
            <text:p>1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</text:p>
          </table:table-cell>
          <table:table-cell table:formula="of:=[.B3]+[.B2]" office:value-type="float" office:value="210" calcext:value-type="float">
            <text:p>21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(successful)</text:p>
          </table:table-cell>
          <table:table-cell table:formula="of:=[.B3]/[.B4]" office:value-type="float" office:value="0.919047619047619" calcext:value-type="float">
            <text:p>0.91904761904761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wo Di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9]+[.B8]" office:value-type="float" office:value="2" calcext:value-type="float">
            <text:p>2</text:p>
          </table:table-cell>
          <table:table-cell table:formula="of:=[.$A$9]+[.C8]" office:value-type="float" office:value="3" calcext:value-type="float">
            <text:p>3</text:p>
          </table:table-cell>
          <table:table-cell table:formula="of:=[.$A$9]+[.D8]" office:value-type="float" office:value="4" calcext:value-type="float">
            <text:p>4</text:p>
          </table:table-cell>
          <table:table-cell table:formula="of:=[.$A$9]+[.E8]" office:value-type="float" office:value="5" calcext:value-type="float">
            <text:p>5</text:p>
          </table:table-cell>
          <table:table-cell table:formula="of:=[.$A$9]+[.F8]" office:value-type="float" office:value="6" calcext:value-type="float">
            <text:p>6</text:p>
          </table:table-cell>
          <table:table-cell table:formula="of:=[.$A$9]+[.G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$10]+[.B8]" office:value-type="float" office:value="3" calcext:value-type="float">
            <text:p>3</text:p>
          </table:table-cell>
          <table:table-cell table:formula="of:=[.$A$10]+[.C8]" office:value-type="float" office:value="4" calcext:value-type="float">
            <text:p>4</text:p>
          </table:table-cell>
          <table:table-cell table:formula="of:=[.$A$10]+[.D8]" office:value-type="float" office:value="5" calcext:value-type="float">
            <text:p>5</text:p>
          </table:table-cell>
          <table:table-cell table:formula="of:=[.$A$10]+[.E8]" office:value-type="float" office:value="6" calcext:value-type="float">
            <text:p>6</text:p>
          </table:table-cell>
          <table:table-cell table:formula="of:=[.$A$10]+[.F8]" office:value-type="float" office:value="7" calcext:value-type="float">
            <text:p>7</text:p>
          </table:table-cell>
          <table:table-cell table:formula="of:=[.$A$10]+[.G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$11]+[.B8]" office:value-type="float" office:value="4" calcext:value-type="float">
            <text:p>4</text:p>
          </table:table-cell>
          <table:table-cell table:formula="of:=[.$A$11]+[.C8]" office:value-type="float" office:value="5" calcext:value-type="float">
            <text:p>5</text:p>
          </table:table-cell>
          <table:table-cell table:formula="of:=[.$A$11]+[.D8]" office:value-type="float" office:value="6" calcext:value-type="float">
            <text:p>6</text:p>
          </table:table-cell>
          <table:table-cell table:formula="of:=[.$A$11]+[.E8]" office:value-type="float" office:value="7" calcext:value-type="float">
            <text:p>7</text:p>
          </table:table-cell>
          <table:table-cell table:formula="of:=[.$A$11]+[.F8]" office:value-type="float" office:value="8" calcext:value-type="float">
            <text:p>8</text:p>
          </table:table-cell>
          <table:table-cell table:formula="of:=[.$A$11]+[.G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$12]+[.B8]" office:value-type="float" office:value="5" calcext:value-type="float">
            <text:p>5</text:p>
          </table:table-cell>
          <table:table-cell table:formula="of:=[.$A$12]+[.C8]" office:value-type="float" office:value="6" calcext:value-type="float">
            <text:p>6</text:p>
          </table:table-cell>
          <table:table-cell table:formula="of:=[.$A$12]+[.D8]" office:value-type="float" office:value="7" calcext:value-type="float">
            <text:p>7</text:p>
          </table:table-cell>
          <table:table-cell table:formula="of:=[.$A$12]+[.E8]" office:value-type="float" office:value="8" calcext:value-type="float">
            <text:p>8</text:p>
          </table:table-cell>
          <table:table-cell table:formula="of:=[.$A$12]+[.F8]" office:value-type="float" office:value="9" calcext:value-type="float">
            <text:p>9</text:p>
          </table:table-cell>
          <table:table-cell table:formula="of:=[.$A$12]+[.G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$13]+[.B8]" office:value-type="float" office:value="6" calcext:value-type="float">
            <text:p>6</text:p>
          </table:table-cell>
          <table:table-cell table:formula="of:=[.$A$13]+[.C8]" office:value-type="float" office:value="7" calcext:value-type="float">
            <text:p>7</text:p>
          </table:table-cell>
          <table:table-cell table:formula="of:=[.$A$13]+[.D8]" office:value-type="float" office:value="8" calcext:value-type="float">
            <text:p>8</text:p>
          </table:table-cell>
          <table:table-cell table:formula="of:=[.$A$13]+[.E8]" office:value-type="float" office:value="9" calcext:value-type="float">
            <text:p>9</text:p>
          </table:table-cell>
          <table:table-cell table:formula="of:=[.$A$13]+[.F8]" office:value-type="float" office:value="10" calcext:value-type="float">
            <text:p>10</text:p>
          </table:table-cell>
          <table:table-cell table:formula="of:=[.$A$13]+[.G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$14]+[.B8]" office:value-type="float" office:value="7" calcext:value-type="float">
            <text:p>7</text:p>
          </table:table-cell>
          <table:table-cell table:formula="of:=[.$A$14]+[.C8]" office:value-type="float" office:value="8" calcext:value-type="float">
            <text:p>8</text:p>
          </table:table-cell>
          <table:table-cell table:formula="of:=[.$A$14]+[.D8]" office:value-type="float" office:value="9" calcext:value-type="float">
            <text:p>9</text:p>
          </table:table-cell>
          <table:table-cell table:formula="of:=[.$A$14]+[.E8]" office:value-type="float" office:value="10" calcext:value-type="float">
            <text:p>10</text:p>
          </table:table-cell>
          <table:table-cell table:formula="of:=[.$A$14]+[.F8]" office:value-type="float" office:value="11" calcext:value-type="float">
            <text:p>11</text:p>
          </table:table-cell>
          <table:table-cell table:formula="of:=[.$A$14]+[.G8]"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(2)</text:p>
          </table:table-cell>
          <table:table-cell table:formula="of:=COUNTIF([.$B$9:.$G$14];2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(12)</text:p>
          </table:table-cell>
          <table:table-cell table:formula="of:=COUNTIF([.$B$9:.$G$14];12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</text:p>
          </table:table-cell>
          <table:table-cell table:formula="of:=COUNT([.B9:.G14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(2 or 12)</text:p>
          </table:table-cell>
          <table:table-cell table:formula="of:=([.B16]+[.B17])/[.B18]" office:value-type="float" office:value="0.0555555555555556" calcext:value-type="float">
            <text:p>0.05555555555555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eath Test</text:p>
          </table:table-cell>
          <table:table-cell office:value-type="float" office:value="0.82" calcext:value-type="float">
            <text:p>0.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ood Test</text:p>
          </table:table-cell>
          <table:table-cell office:value-type="float" office:value="0.34" calcext:value-type="float">
            <text:p>0.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th tests</text:p>
          </table:table-cell>
          <table:table-cell office:value-type="float" office:value="0.24" calcext:value-type="float">
            <text:p>0.24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ither tes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urple</text:p>
          </table:table-cell>
          <table:table-cell office:value-type="float" office:value="0.42" calcext:value-type="float">
            <text:p>0.42</text:p>
          </table:table-cell>
          <table:table-cell table:formula="of:=[.B27]/[.B30]" office:value-type="float" office:value="0.428571428571429" calcext:value-type="float">
            <text:p>0.4285714285714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qua</text:p>
          </table:table-cell>
          <table:table-cell office:value-type="float" office:value="0.37" calcext:value-type="float">
            <text:p>0.37</text:p>
          </table:table-cell>
          <table:table-cell table:formula="of:=[.B28]/[.B30]" office:value-type="float" office:value="0.377551020408163" calcext:value-type="float">
            <text:p>0.3775510204081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k</text:p>
          </table:table-cell>
          <table:table-cell office:value-type="float" office:value="0.19" calcext:value-type="float">
            <text:p>0.19</text:p>
          </table:table-cell>
          <table:table-cell table:formula="of:=[.B29]/[.B30]" office:value-type="float" office:value="0.193877551020408" calcext:value-type="float">
            <text:p>0.193877551020408</text:p>
          </table:table-cell>
          <table:table-cell table:number-columns-repeated="4"/>
        </table:table-row>
        <table:table-row table:style-name="ro1">
          <table:table-cell/>
          <table:table-cell table:formula="of:=SUM([.B27:.B29])" office:value-type="float" office:value="0.98" calcext:value-type="float">
            <text:p>0.9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(purple or pink)</text:p>
          </table:table-cell>
          <table:table-cell/>
          <table:table-cell table:formula="of:=1-[.C28]" office:value-type="float" office:value="0.622448979591837" calcext:value-type="float">
            <text:p>0.6224489795918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eath Test</text:p>
          </table:table-cell>
          <table:table-cell office:value-type="float" office:value="0.82" calcext:value-type="float">
            <text:p>0.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ood Test</text:p>
          </table:table-cell>
          <table:table-cell office:value-type="float" office:value="0.34" calcext:value-type="float">
            <text:p>0.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th tests</text:p>
          </table:table-cell>
          <table:table-cell office:value-type="float" office:value="0.24" calcext:value-type="float">
            <text:p>0.24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What's the probability that a drunk-driving suspect receives a breath test, given that the suspect received a blood test? </text:p>
          </table:table-cell>
          <table:table-cell table:number-columns-repeated="6"/>
        </table:table-row>
        <table:table-row table:style-name="ro1">
          <table:table-cell/>
          <table:table-cell table:formula="of:=([.B36])/[.B35]" office:value-type="float" office:value="0.705882352941176" calcext:value-type="float">
            <text:p>0.705882352941176</text:p>
          </table:table-cell>
          <table:table-cell table:number-columns-repeated="5"/>
        </table:table-row>
      </table:table>
      <table:named-expressions/>
      <table:database-ranges>
        <table:database-range table:name="__Anonymous_Sheet_DB__4" table:target-range-address="L7AP1.A1:L7AP1.B70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09:11:51.068000000</meta:creation-date>
    <dc:date>2018-11-09T10:59:15.477000000</dc:date>
    <meta:editing-duration>PT3M31S</meta:editing-duration>
    <meta:editing-cycles>3</meta:editing-cycles>
    <meta:generator>LibreOffice/6.0.5.2$Windows_X86_64 LibreOffice_project/54c8cbb85f300ac59db32fe8a675ff7683cd5a16</meta:generator>
    <meta:document-statistic meta:table-count="7" meta:cell-count="12964" meta:object-count="0"/>
  </office:meta>
</office:document-meta>
</file>